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Helvetica Neue', Helvetica, sans-serif"/>
    <style:font-face style:name="Courier" svg:font-family="Courier, monospace"/>
    <style:font-face style:name="Lohit Devanagari1" svg:font-family="'Lohit Devanagari'"/>
    <style:font-face style:name="YS Text" svg:font-family="'YS Text', sans-serif"/>
    <style:font-face style:name="sans-serif" svg:font-family="sans-serif"/>
    <style:font-face style:name="Liberation Serif" svg:font-family="'Liberation Serif'" style:font-family-generic="roman" style:font-pitch="variable"/>
    <style:font-face style:name="Nimbus Sans" svg:font-family="'Nimbus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6506e" officeooo:paragraph-rsid="0016506e"/>
    </style:style>
    <style:style style:name="P2" style:family="paragraph" style:parent-style-name="Standard">
      <style:text-properties officeooo:rsid="00173431" officeooo:paragraph-rsid="00173431"/>
    </style:style>
    <style:style style:name="P3" style:family="paragraph" style:parent-style-name="Standard">
      <style:text-properties officeooo:rsid="0018b884" officeooo:paragraph-rsid="0018b884"/>
    </style:style>
    <style:style style:name="P4" style:family="paragraph" style:parent-style-name="Standard">
      <style:text-properties officeooo:paragraph-rsid="0018b884"/>
    </style:style>
    <style:style style:name="P5" style:family="paragraph" style:parent-style-name="Standard">
      <style:text-properties officeooo:rsid="0018fb2a" officeooo:paragraph-rsid="0018fb2a"/>
    </style:style>
    <style:style style:name="P6" style:family="paragraph" style:parent-style-name="Standard">
      <style:text-properties fo:font-variant="normal" fo:text-transform="none" fo:color="#2b2b2b" style:font-name="YS Text" fo:font-size="11.25pt" fo:letter-spacing="normal" fo:font-style="normal" fo:font-weight="normal" officeooo:rsid="0018b884" officeooo:paragraph-rsid="0018b884"/>
    </style:style>
    <style:style style:name="P7" style:family="paragraph" style:parent-style-name="Standard" style:list-style-name="L1">
      <style:text-properties officeooo:rsid="0018fb2a" officeooo:paragraph-rsid="0018fb2a"/>
    </style:style>
    <style:style style:name="P8" style:family="paragraph" style:parent-style-name="Standard">
      <style:text-properties officeooo:rsid="001a1339" officeooo:paragraph-rsid="001a1339"/>
    </style:style>
    <style:style style:name="P9" style:family="paragraph" style:parent-style-name="Standard">
      <style:text-properties officeooo:rsid="001b8a40" officeooo:paragraph-rsid="001b8a40"/>
    </style:style>
    <style:style style:name="P10" style:family="paragraph" style:parent-style-name="Standard">
      <style:text-properties officeooo:paragraph-rsid="001e538e"/>
    </style:style>
    <style:style style:name="P11" style:family="paragraph" style:parent-style-name="Standard">
      <style:text-properties officeooo:paragraph-rsid="00200b6d"/>
    </style:style>
    <style:style style:name="P12" style:family="paragraph" style:parent-style-name="Standard">
      <style:text-properties officeooo:rsid="0016506e" officeooo:paragraph-rsid="0016506e"/>
    </style:style>
    <style:style style:name="P13" style:family="paragraph" style:parent-style-name="Standard">
      <style:text-properties style:text-underline-style="solid" style:text-underline-width="auto" style:text-underline-color="font-color" officeooo:rsid="0016506e" officeooo:paragraph-rsid="0016506e"/>
    </style:style>
    <style:style style:name="P14" style:family="paragraph" style:parent-style-name="Standard">
      <style:text-properties style:text-underline-style="solid" style:text-underline-width="auto" style:text-underline-color="font-color" officeooo:rsid="0018b884" officeooo:paragraph-rsid="0018b884"/>
    </style:style>
    <style:style style:name="P15" style:family="paragraph" style:parent-style-name="Standard">
      <style:text-properties officeooo:paragraph-rsid="0016506e"/>
    </style:style>
    <style:style style:name="P16" style:family="paragraph" style:parent-style-name="Standard">
      <style:text-properties officeooo:rsid="00173431" officeooo:paragraph-rsid="00173431"/>
    </style:style>
    <style:style style:name="P17" style:family="paragraph" style:parent-style-name="Standard">
      <style:text-properties officeooo:paragraph-rsid="00221f1c"/>
    </style:style>
    <style:style style:name="P18" style:family="paragraph" style:parent-style-name="Standard">
      <style:text-properties fo:color="#000000" officeooo:paragraph-rsid="0016506e"/>
    </style:style>
    <style:style style:name="P19" style:family="paragraph" style:parent-style-name="Standard">
      <style:text-properties fo:color="#000000" officeooo:paragraph-rsid="00221f1c"/>
    </style:style>
    <style:style style:name="P20" style:family="paragraph" style:parent-style-name="Standard">
      <style:text-properties fo:color="#bf0041" officeooo:paragraph-rsid="00221f1c"/>
    </style:style>
    <style:style style:name="P21" style:family="paragraph" style:parent-style-name="Standard">
      <style:text-properties fo:font-weight="bold" officeooo:rsid="0016506e" officeooo:paragraph-rsid="0016506e" style:font-weight-asian="bold" style:font-weight-complex="bold"/>
    </style:style>
    <style:style style:name="P22" style:family="paragraph" style:parent-style-name="Standard">
      <style:text-properties officeooo:paragraph-rsid="0022a2f4"/>
    </style:style>
    <style:style style:name="P23" style:family="paragraph" style:parent-style-name="Text_20_body">
      <style:text-properties fo:font-variant="normal" fo:text-transform="none" fo:color="#14171a" style:font-name="Arial" fo:font-size="12pt" fo:letter-spacing="normal" fo:font-style="normal" fo:font-weight="normal" officeooo:rsid="00173431" officeooo:paragraph-rsid="00173431"/>
    </style:style>
    <style:style style:name="P24" style:family="paragraph" style:parent-style-name="Text_20_body">
      <style:text-properties officeooo:rsid="001a1339" officeooo:paragraph-rsid="001a1339"/>
    </style:style>
    <style:style style:name="P25" style:family="paragraph" style:parent-style-name="Text_20_body">
      <style:paragraph-properties fo:margin-left="0in" fo:margin-right="0in" fo:margin-top="0.052in" fo:margin-bottom="0.1146in" loext:contextual-spacing="false" style:line-height-at-least="0.1665in" fo:orphans="2" fo:widows="2" fo:text-indent="0in" style:auto-text-indent="false" fo:padding="0in" fo:border="none"/>
      <style:text-properties fo:font-variant="normal" fo:text-transform="none" fo:color="#4e443c" style:font-name="sans-serif" fo:font-size="10.5pt" fo:letter-spacing="normal" fo:font-style="normal" fo:font-weight="normal"/>
    </style:style>
    <style:style style:name="P26" style:family="paragraph" style:parent-style-name="Text_20_body" style:list-style-name="L2">
      <style:paragraph-properties fo:margin-left="0in" fo:margin-right="0in" fo:margin-top="0.052in" fo:margin-bottom="0.1146in" loext:contextual-spacing="false" style:line-height-at-least="0.1665in" fo:orphans="2" fo:widows="2" fo:text-indent="0in" style:auto-text-indent="false" fo:padding="0in" fo:border="none"/>
      <style:text-properties fo:font-variant="normal" fo:text-transform="none" fo:color="#4e443c" style:font-name="sans-serif" fo:font-size="10.5pt" fo:letter-spacing="normal" fo:font-style="normal" fo:font-weight="normal"/>
    </style:style>
    <style:style style:name="P27" style:family="paragraph" style:parent-style-name="Text_20_body" style:list-style-name="L3">
      <style:paragraph-properties fo:margin-left="0in" fo:margin-right="0in" fo:margin-top="0.052in" fo:margin-bottom="0.1146in" loext:contextual-spacing="false" style:line-height-at-least="0.1665in" fo:orphans="2" fo:widows="2" fo:text-indent="0in" style:auto-text-indent="false" fo:padding="0in" fo:border="none"/>
      <style:text-properties fo:font-variant="normal" fo:text-transform="none" fo:color="#4e443c" style:font-name="sans-serif" fo:font-size="10.5pt" fo:letter-spacing="normal" fo:font-style="normal" fo:font-weight="normal"/>
    </style:style>
    <style:style style:name="P28" style:family="paragraph" style:parent-style-name="Text_20_body" style:list-style-name="L3">
      <style:paragraph-properties fo:margin-left="0in" fo:margin-right="0in" fo:margin-top="0.052in" fo:margin-bottom="0.1146in" loext:contextual-spacing="false" style:line-height-at-least="0.1665in" fo:orphans="2" fo:widows="2" fo:text-indent="0in" style:auto-text-indent="false" fo:padding="0in" fo:border="none"/>
    </style:style>
    <style:style style:name="P29"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14171a" style:font-name="Arial" fo:font-size="12pt" fo:letter-spacing="normal" fo:font-style="normal" fo:font-weight="normal" officeooo:paragraph-rsid="0022a2f4"/>
    </style:style>
    <style:style style:name="T1" style:family="text">
      <style:text-properties officeooo:rsid="0016506e"/>
    </style:style>
    <style:style style:name="T2" style:family="text">
      <style:text-properties fo:color="#c9211e"/>
    </style:style>
    <style:style style:name="T3" style:family="text">
      <style:text-properties fo:color="#c9211e" officeooo:rsid="00173431"/>
    </style:style>
    <style:style style:name="T4" style:family="text">
      <style:text-properties fo:color="#c9211e" officeooo:rsid="00221f1c"/>
    </style:style>
    <style:style style:name="T5" style:family="text">
      <style:text-properties fo:color="#c9211e" officeooo:rsid="0022a2f4"/>
    </style:style>
    <style:style style:name="T6" style:family="text">
      <style:text-properties officeooo:rsid="00173431"/>
    </style:style>
    <style:style style:name="T7" style:family="text">
      <style:text-properties officeooo:rsid="0018b884"/>
    </style:style>
    <style:style style:name="T8" style:family="text">
      <style:text-properties fo:font-variant="normal" fo:text-transform="none" fo:color="#2b2b2b" style:font-name="YS Text" fo:font-size="11.25pt" fo:letter-spacing="normal" fo:font-style="normal" fo:font-weight="normal"/>
    </style:style>
    <style:style style:name="T9" style:family="text">
      <style:text-properties fo:font-variant="normal" fo:text-transform="none" fo:color="#2b2b2b" style:font-name="YS Text" fo:font-size="11.25pt" fo:letter-spacing="normal" fo:font-style="normal" fo:font-weight="normal" officeooo:rsid="0018b884"/>
    </style:style>
    <style:style style:name="T10" style:family="text">
      <style:text-properties fo:font-variant="normal" fo:text-transform="none" fo:color="#4e443c" style:font-name="sans-serif" fo:font-size="10.5pt" fo:letter-spacing="normal" fo:font-style="normal" fo:font-weight="normal"/>
    </style:style>
    <style:style style:name="T11" style:family="text">
      <style:text-properties fo:font-variant="normal" fo:text-transform="none" fo:color="#4e443c" style:font-name="sans-serif" fo:font-size="10.5pt" fo:letter-spacing="normal" fo:font-style="normal" fo:font-weight="normal" officeooo:rsid="0018fb2a"/>
    </style:style>
    <style:style style:name="T12" style:family="text">
      <style:text-properties fo:font-variant="normal" fo:text-transform="none" fo:color="#4e443c" style:font-name="sans-serif" fo:font-size="10.5pt" fo:letter-spacing="normal" fo:font-style="normal" fo:font-weight="normal" officeooo:rsid="001e538e"/>
    </style:style>
    <style:style style:name="T13" style:family="text">
      <style:text-properties fo:font-variant="normal" fo:text-transform="none" fo:color="#4e443c" style:font-name="sans-serif" fo:font-size="10.5pt" fo:letter-spacing="normal" fo:font-style="normal" fo:font-weight="normal" officeooo:rsid="00200b6d"/>
    </style:style>
    <style:style style:name="T14" style:family="text">
      <style:text-properties fo:font-variant="normal" fo:text-transform="none" fo:color="#4e443c" style:font-name="Courier" fo:font-size="10.5pt" fo:letter-spacing="normal" fo:font-style="normal" fo:font-weight="bold"/>
    </style:style>
    <style:style style:name="T15" style:family="text">
      <style:text-properties fo:font-variant="normal" fo:text-transform="none" style:font-name="sans-serif" fo:font-size="10.5pt" fo:letter-spacing="normal" fo:font-style="normal" fo:font-weight="normal" officeooo:rsid="001e538e"/>
    </style:style>
    <style:style style:name="T16" style:family="text">
      <style:text-properties fo:font-variant="normal" fo:text-transform="none" style:font-name="sans-serif" fo:font-size="10.5pt" fo:letter-spacing="normal" fo:font-style="normal" fo:font-weight="normal" officeooo:rsid="0018fb2a"/>
    </style:style>
    <style:style style:name="T17" style:family="text">
      <style:text-properties fo:font-variant="normal" fo:text-transform="none" fo:color="#bf0041" style:font-name="sans-serif" fo:font-size="10.5pt" fo:letter-spacing="normal" fo:font-style="normal" fo:font-weight="normal" officeooo:rsid="001e538e"/>
    </style:style>
    <style:style style:name="T18" style:family="text">
      <style:text-properties officeooo:rsid="001e538e"/>
    </style:style>
    <style:style style:name="T19" style:family="text">
      <style:text-properties officeooo:rsid="00200b6d"/>
    </style:style>
    <style:style style:name="T20" style:family="text">
      <style:text-properties officeooo:rsid="00214433"/>
    </style:style>
    <style:style style:name="T21" style:family="text">
      <style:text-properties officeooo:rsid="00219f9a"/>
    </style:style>
    <style:style style:name="T22" style:family="text">
      <style:text-properties officeooo:rsid="00221f1c"/>
    </style:style>
    <style:style style:name="T23" style:family="text">
      <style:text-properties fo:color="#000000" officeooo:rsid="00173431"/>
    </style:style>
    <style:style style:name="T24" style:family="text">
      <style:text-properties fo:color="#bf0041"/>
    </style:style>
    <style:style style:name="T25" style:family="text">
      <style:text-properties fo:color="#bf0041" officeooo:rsid="00221f1c"/>
    </style:style>
    <style:style style:name="T26" style:family="text">
      <style:text-properties fo:color="#bf0041" officeooo:rsid="001e538e"/>
    </style:style>
    <style:style style:name="T27" style:family="text">
      <style:text-properties fo:color="#bf0041" officeooo:rsid="00200b6d"/>
    </style:style>
    <style:style style:name="T28" style:family="text">
      <style:text-properties officeooo:rsid="0022a2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20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20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Глава 1. ВЫБОР ПРОГРАММНО-АППАРАТНОЙ ПЛАТФОРМЫ ДЛЯ РАЗРАБОТКИ</text:p>
      <text:p text:style-name="P1"/>
      <text:p text:style-name="P21">2.1. Средства разработки</text:p>
      <text:p text:style-name="P1"/>
      <text:p text:style-name="P13">Программные средства</text:p>
      <text:p text:style-name="P1">Основной текст веб-сервиса “Restaurant Reviews” написан на мультипарадигменном, высокоуровневом языке программирования Javascript с использованием стандарта <text:span text:style-name="T2">EcmaScript 2015.</text:span> Он может быть использован для разработки в объектно-ориентированномм, функциональном, декларативном стиле.</text:p>
      <text:p text:style-name="P17"><text:span text:style-name="T20">JavaScript – это интерпретируемый язык программирования с объектноориен тированными возможностями. </text:span>В основе языка JavaScript и поддерживаемых им типов данных лежат междуна родные стандарты, благодаря чему обеспечивается прекрасная совместимость между реализациями. </text:p>
      <text:p text:style-name="P20"><text:span text:style-name="T21">(</text:span>Флэнаган Д. JavaScript. Подробное руководство. – Пер. с англ. – СПб: СимволПлюс, 2008. – <text:span text:style-name="T21">С. 20. (</text:span>992 с.<text:span text:style-name="T21">))</text:span></text:p>
      <text:p text:style-name="P1"/>
      <text:p text:style-name="P15"><text:span text:style-name="T6">Пользовательский интерфейс написан c использованием фреймворка React </text:span><text:span text:style-name="T23">и технологии</text:span><text:span text:style-name="T3"> </text:span><text:span text:style-name="T23">JSX.</text:span></text:p>
      <text:p text:style-name="P18"><text:span text:style-name="T22">JSX представляет весьма привлекательный и конкретный способ выражения элементов React в коде, имеющий вполне определенный смысл, который тут же схватывается при чтении всеми специалистами </text:span></text:p>
      <text:p text:style-name="P17"><text:span text:style-name="T3">(React и Redux: функциональная веб-разработка. — СПб.: Питер, 2018. — <text:s/></text:span><text:span text:style-name="T4">C. 95. (</text:span><text:span text:style-name="T3">336 с</text:span><text:span text:style-name="T4">)</text:span><text:span text:style-name="T3">.: ил. — (Серия «Бестселлеры O’Reilly»)</text:span></text:p>
      <text:p text:style-name="P17"><text:span text:style-name="T3"/></text:p>
      <text:p text:style-name="P2">React позволяет разрабатывать интерактивные пользовательстке интерфейсы с помощью инкапсулированных компоментов. Фреймворк обновляет состояние приложение только тогда, когда это необходимо, что существенно повышает производительность разрабатываемых приложений.</text:p>
      <text:p text:style-name="P17"><text:span text:style-name="T25">(Javascript-библиотека для создания пользовательских интерфейсов – Электронный ресурс. - режим доступа - </text:span><text:a xlink:type="simple" xlink:href="https://ru.reactjs.org/" text:style-name="Internet_20_link" text:visited-style-name="Visited_20_Internet_20_Link">https://ru.reactjs.org/</text:a><text:span text:style-name="T24"> </text:span><text:span text:style-name="T25">Дата обращения 27.04.2020)</text:span></text:p>
      <text:p text:style-name="P1"/>
      <text:p text:style-name="P2">Серверная часть приложения реализована с помощью технологии SailsJS, написанной на <text:s/><text:span text:style-name="T1">Javascript.</text:span></text:p>
      <text:p text:style-name="P23"><text:span text:style-name="T28">S</text:span>ails.js - это веб-фреймворк MVC (Model View Controller) для node.js, который эмулирует знакомые структуры MVC. <text:span text:style-name="T28">Фреймворк </text:span>основан на Express и обеспечивает поддержку websocket через socket.io.</text:p>
      <text:p text:style-name="P29"><text:span text:style-name="T28">Sails.js</text:span> предоставляет набор соглашений и конфигураций по умолчанию для быстрого запуска нового проекта веб-сайта. </text:p>
      <text:p text:style-name="P29"><text:span text:style-name="T28">Sails.js</text:span> поставляется с ORM под названием Waterline, который абстрагирует доступ к данным. Waterline позволяет использовать различные хранилища данных, такие как MySQL, PostgreSQL, MongoDB, Redis и т. Д., И иметь ясный API для работы с <text:s/>данными модели.</text:p>
      <text:p text:style-name="P22"><text:span text:style-name="T5">(Начало работы с Sails.js – Электронный ресурс. Режим доступа <text:s/>- </text:span><text:a xlink:type="simple" xlink:href="https://riptutorial.com/ru/sails-js" text:style-name="Internet_20_link" text:visited-style-name="Visited_20_Internet_20_Link">https://riptutorial.com/ru/sails-js</text:a>. <text:span text:style-name="T28">Дата обращения – 27.04.2020</text:span><text:span text:style-name="T5">)</text:span></text:p>
      <text:p text:style-name="P2"/>
      <text:p text:style-name="P3">Для разработки использовались средующие иснтрументы</text:p>
      <text:p text:style-name="P3"/>
      <text:p text:style-name="P3">WebStorm – среда разработки, которая предназначина для создания приложений на языке Javascript. В нее встроены удобные механизмы отладки, она ползволяет работать с сиситемой контроля версий в том же окне, также она упрощает процесс рефакторинга и тестирования.</text:p>
      <text:p text:style-name="P3"><text:soft-page-break/></text:p>
      <text:p text:style-name="P14">Аппаратные средства</text:p>
      <text:p text:style-name="P3"/>
      <text:p text:style-name="P3">Ноутбук Dell Inspirion 5520:</text:p>
      <text:p text:style-name="P3">Процессор: Intel Core i3-4130</text:p>
      <text:p text:style-name="P3">Оперативная память: DDR3 4Гб</text:p>
      <text:p text:style-name="P3">Постоянная память 1000 Гб</text:p>
      <text:p text:style-name="P3">Интегрированная видеокарта Intel HD Graphics 4400</text:p>
      <text:p text:style-name="P3"/>
      <text:p text:style-name="P3">Смартфон Xiaomi Redmi Note 8T</text:p>
      <text:p text:style-name="P4"><text:span text:style-name="T7">Процессор </text:span><text:span text:style-name="T8">Qualcomm Snapdrag<text:tab/>on 665</text:span></text:p>
      <text:p text:style-name="P4"><text:span text:style-name="T9">Оперативная память </text:span><text:span text:style-name="T8">4 ГБ</text:span></text:p>
      <text:p text:style-name="P6">Постоянная память 128 Гб</text:p>
      <text:p text:style-name="P6">Видеопроцессор Adreno 610</text:p>
      <text:p text:style-name="P3"/>
      <text:p text:style-name="P3"/>
      <text:p text:style-name="P5">2.2. Требования к программному обеспечению</text:p>
      <text:p text:style-name="P5"/>
      <text:p text:style-name="P5">Программное обеспечение, необходимое для функционирования программы</text:p>
      <text:list xml:id="list1575479349" text:style-name="L1">
        <text:list-item>
          <text:p text:style-name="P7">среда разработки WebStorm 2019.3.1.</text:p>
        </text:list-item>
        <text:list-item>
          <text:p text:style-name="P7">Браузер, поддерживающий технологию Service Worker (Chrome, Opera, Firefox Nightly, Microsoft Edge)</text:p>
        </text:list-item>
      </text:list>
      <text:p text:style-name="P5">2.3. Требования к работе с системой контроля версий</text:p>
      <text:p text:style-name="P19"><text:span text:style-name="T16">Система контроля версий — это система, записывающая изменения в файл или набор файлов в течение времени и позволяющая вернуться позже к определённой версии. Для контроля версий файлов в этой книге в качестве примера будет использоваться исходный код программного обеспечения, хотя на самом деле вы можете использовать контроль версий практически для любых типов файлов.</text:span></text:p>
      <text:p text:style-name="P17"><text:span text:style-name="T17">(Введение о системе контроля версий. - Электронный ресурс. Режим доступа – </text:span><text:a xlink:type="simple" xlink:href="https://git-scm.com/book/ru/v2/Введение-О-системе-контроля-версий" text:style-name="Internet_20_link" text:visited-style-name="Visited_20_Internet_20_Link">https://git-scm.com/book/ru/v2/%D0%92%D0%B2%D0%B5%D0%B4%D0%B5%D0%BD%D0%B8%D0%B5-%D0%9E-%D1%81%D0%B8%D1%81%D1%82%D0%B5%D0%BC%D0%B5-%D0%BA%D0%BE%D0%BD%D1%82%D1%80%D0%BE%D0%BB%D1%8F-%D0%B2%D0%B5%D1%80%D1%81%D0%B8%D0%B9</text:a><text:span text:style-name="T24">. </text:span><text:span text:style-name="T26">Дата обращения 27.04.2020</text:span><text:span text:style-name="T17">)</text:span></text:p>
      <text:p text:style-name="P10"><text:span text:style-name="T12"/></text:p>
      <text:p text:style-name="P8">В качестве системы контроля верий был выбран git. Использовались локальный и удаленный репозитории.</text:p>
      <text:p text:style-name="P8">Чтобы поделиться содержимым локальной ветки, ее нужно отправить на удаленный сервер, на котором есть права на запись. Автоматической синхронизации локальных веток не происходит, поэтому отправку на удаленный сервер необходимо осуществлять вручную. Такой подход позволяет работать с личными ветками независимо от других разработчиков. <text:span text:style-name="T24">(Чаккон Скотт, Страуб Бен, Git для профессионального программиста. - Спб: Питер. - 2016. - С.92 (496 с.))</text:span></text:p>
      <text:p text:style-name="P8">Для каждой задачи в репозитории создавала отдельная ветка, в которую вносились изменения, объединенные общей идеей. В случае, если функциональность утрачивала свою необходимость или если она была экспериментальной, то ветка, в которой велась разработка, удалялась.</text:p>
      <text:p text:style-name="P24"><text:span text:style-name="T10">У Git есть три основных состояния, в которых могут находиться <text:s/>файлы: </text:span><text:span text:style-name="Emphasis"><text:span text:style-name="T14">зафиксированное</text:span></text:span><text:span text:style-name="T10"> (committed), </text:span><text:span text:style-name="Emphasis"><text:span text:style-name="T14">изменённое</text:span></text:span><text:span text:style-name="T10"> (modified) и </text:span><text:span text:style-name="Emphasis"><text:span text:style-name="T14">подготовленное</text:span></text:span><text:span text:style-name="T10"> (staged).</text:span></text:p>
      <text:list xml:id="list3098261267" text:style-name="L2">
        <text:list-item>
          <text:p text:style-name="P26">Зафиксированный значит, что файл уже сохранён в вашей локальной базе.</text:p>
        </text:list-item>
        <text:list-item>
          <text:p text:style-name="P26">К изменённым относятся файлы, которые поменялись, но ещё не были зафиксированы.</text:p>
        </text:list-item>
        <text:list-item>
          <text:p text:style-name="P26"><text:soft-page-break/>Подготовленные файлы — это изменённые файлы, отмеченные для включения в следующий коммит.</text:p>
        </text:list-item>
      </text:list>
      <text:p text:style-name="P25">Базовый подход в работе с Git выглядит так:</text:p>
      <text:list xml:id="list2113360686" text:style-name="L3">
        <text:list-item>
          <text:p text:style-name="P27"><text:span text:style-name="T19">Изменения файлов в</text:span> рабочей директории.</text:p>
        </text:list-item>
        <text:list-item>
          <text:p text:style-name="P28"><text:span text:style-name="T13">Выборочное добавление </text:span><text:span text:style-name="T10">в индекс только те</text:span><text:span text:style-name="T13">х</text:span><text:span text:style-name="T10"> изменения, которые должны попасть в следующий коммит, добавляя тем самым снимки </text:span><text:span text:style-name="Emphasis"><text:span text:style-name="T14">только</text:span></text:span><text:span text:style-name="T10"> этих изменений в область подготовленных файлов.</text:span></text:p>
        </text:list-item>
        <text:list-item>
          <text:p text:style-name="P28"><text:span text:style-name="T13">Во время создания </text:span><text:span text:style-name="T10">коммит</text:span><text:span text:style-name="T13">а</text:span><text:span text:style-name="T10">, используются файлы из индекса как есть, и этот снимок сохраняется </text:span><text:span text:style-name="T13">в </text:span><text:span text:style-name="T10">Git-директорию.</text:span></text:p>
        </text:list-item>
      </text:list>
      <text:p text:style-name="P11"><text:span text:style-name="T27">(Введение – Основы Git. - Электронный ресурс. <text:s/>-Режим доступа – </text:span><text:a xlink:type="simple" xlink:href="https://git-scm.com/book/ru/v2/Введение-Основы-Git" text:style-name="Internet_20_link" text:visited-style-name="Visited_20_Internet_20_Link">https://git-scm.com/book/ru/v2/%D0%92%D0%B2%D0%B5%D0%B4%D0%B5%D0%BD%D0%B8%D0%B5-%D0%9E%D1%81%D0%BD%D0%BE%D0%B2%D1%8B-Git</text:a><text:span text:style-name="T24">. </text:span><text:span text:style-name="T27">Дата обращения – 27.04.2020)</text:span></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Helvetica Neue', Helvetica, sans-serif"/>
    <style:font-face style:name="Courier" svg:font-family="Courier, monospace"/>
    <style:font-face style:name="Lohit Devanagari1" svg:font-family="'Lohit Devanagari'"/>
    <style:font-face style:name="YS Text" svg:font-family="'YS Text', sans-serif"/>
    <style:font-face style:name="sans-serif" svg:font-family="sans-serif"/>
    <style:font-face style:name="Liberation Serif" svg:font-family="'Liberation Serif'" style:font-family-generic="roman" style:font-pitch="variable"/>
    <style:font-face style:name="Nimbus Sans" svg:font-family="'Nimbus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Character_20_style"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Character_20_style"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Character_20_style"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2T11:36:59.669900697</meta:creation-date>
    <dc:date>2020-04-27T15:17:21.953352347</dc:date>
    <meta:editing-duration>PT42M56S</meta:editing-duration>
    <meta:editing-cycles>10</meta:editing-cycles>
    <meta:generator>LibreOffice/6.3.5.2$Linux_X86_64 LibreOffice_project/30$Build-2</meta:generator>
    <meta:document-statistic meta:table-count="0" meta:image-count="0" meta:object-count="0" meta:page-count="3" meta:paragraph-count="48" meta:word-count="687" meta:character-count="5736" meta:non-whitespace-character-count="5079"/>
  </office:meta>
</office:document-meta>
</file>